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50</text:p>
          </table:table-cell>
          <table:table-cell table:style-name="ce1" office:value-type="float" office:value="0.00002" calcext:value-type="float">
            <text:p>2.00E-00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580331061" calcext:value-type="float">
            <text:p>2.580331061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table:style-name="ce1" office:value-type="float" office:value="0.0001" calcext:value-type="float">
            <text:p>1.00E-00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star</text:p>
          </table:table-cell>
          <table:table-cell table:formula="of:=[.B1]*(([.B3]/[.B5]^2)*([.B4]-1))^1/3" office:value-type="float" office:value="10335.36513894" calcext:value-type="float">
            <text:p>10335.3651389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[.B1]*((0.005*([.B1]/[.B2])^0.2 + 0.012*[.B8]^-0.6))/([.B3]*[.B1]*([.B4]-1))^1.2)" office:value-type="float" office:value="0.000239103007469482" calcext:value-type="float">
            <text:p>0.000239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8:30:51.866106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7:14:45.588170626</meta:creation-date>
    <dc:date>2017-02-20T18:59:55.171954522</dc:date>
    <meta:editing-duration>PT1H46M27S</meta:editing-duration>
    <meta:editing-cycles>5</meta:editing-cycles>
    <meta:generator>LibreOffice/4.2.8.2$Linux_X86_64 LibreOffice_project/420m0$Build-2</meta:generator>
    <meta:document-statistic meta:table-count="1" meta:cell-count="14" meta:object-count="0"/>
  </office:meta>
</office:document-meta>
</file>